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10"/>
    <style:style style:name="P19" style:family="paragraph" style:parent-style-name="Text_20_body" style:list-style-name="L10">
      <style:paragraph-properties fo:margin-top="0in" fo:margin-bottom="0in" style:contextual-spacing="false"/>
    </style:style>
    <style:style style:name="P20" style:family="paragraph" style:parent-style-name="Text_20_body" style:list-style-name="L11"/>
    <style:style style:name="P21" style:family="paragraph" style:parent-style-name="Text_20_body" style:list-style-name="L11">
      <style:paragraph-properties fo:margin-top="0in" fo:margin-bottom="0in" style:contextual-spacing="false"/>
    </style:style>
    <style:style style:name="P22" style:family="paragraph" style:parent-style-name="Text_20_body" style:list-style-name="L12"/>
    <style:style style:name="P23" style:family="paragraph" style:parent-style-name="Text_20_body" style:list-style-name="L12">
      <style:paragraph-properties fo:margin-top="0in" fo:margin-bottom="0in" style:contextual-spacing="false"/>
    </style:style>
    <style:style style:name="P24" style:family="paragraph" style:parent-style-name="Text_20_body" style:list-style-name="L13"/>
    <style:style style:name="P25" style:family="paragraph" style:parent-style-name="Text_20_body" style:list-style-name="L13">
      <style:paragraph-properties fo:margin-top="0in" fo:margin-bottom="0in" style:contextual-spacing="false"/>
    </style:style>
    <style:style style:name="P26" style:family="paragraph" style:parent-style-name="Text_20_body" style:list-style-name="L14"/>
    <style:style style:name="P27" style:family="paragraph" style:parent-style-name="Text_20_body" style:list-style-name="L14">
      <style:paragraph-properties fo:margin-top="0in" fo:margin-bottom="0in" style:contextual-spacing="false"/>
    </style:style>
    <style:style style:name="P28" style:family="paragraph" style:parent-style-name="Text_20_body" style:list-style-name="L15"/>
    <style:style style:name="P29" style:family="paragraph" style:parent-style-name="Text_20_body" style:list-style-name="L15">
      <style:paragraph-properties fo:margin-top="0in" fo:margin-bottom="0in" style:contextual-spacing="false"/>
    </style:style>
    <style:style style:name="P30" style:family="paragraph" style:parent-style-name="Text_20_body" style:list-style-name="L16"/>
    <style:style style:name="P31" style:family="paragraph" style:parent-style-name="Text_20_body" style:list-style-name="L16">
      <style:paragraph-properties fo:margin-top="0in" fo:margin-bottom="0in" style:contextual-spacing="false"/>
    </style:style>
    <style:style style:name="P32" style:family="paragraph" style:parent-style-name="Text_20_body" style:list-style-name="L17"/>
    <style:style style:name="P33" style:family="paragraph" style:parent-style-name="Text_20_body" style:list-style-name="L17">
      <style:paragraph-properties fo:margin-top="0in" fo:margin-bottom="0in" style:contextual-spacing="false"/>
    </style:style>
    <style:style style:name="P34" style:family="paragraph" style:parent-style-name="Text_20_body" style:list-style-name="L18"/>
    <style:style style:name="P35" style:family="paragraph" style:parent-style-name="Text_20_body" style:list-style-name="L18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Глава 1: Графический интерфейс (GUI) на языке программирования Python</text:span></text:p>
      <text:p text:style-name="Text_20_body">1.1 <text:span text:style-name="Strong_20_Emphasis">Python</text:span></text:p>
      <text:list text:style-name="L1">
        <text:list-item>
          <text:p text:style-name="P2"><text:span text:style-name="Emphasis">Описание:</text:span> Python — высокоуровневый язык программирования, широко используемый для создания различных приложений, включая те с графическим интерфейсом.</text:p>
        </text:list-item>
        <text:list-item>
          <text:p text:style-name="P1"><text:span text:style-name="Emphasis">Зачем используется:</text:span> Прост в изучении и написании кода, что делает его популярным выбором для разработки GUI-приложений.</text:p>
        </text:list-item>
      </text:list>
      <text:p text:style-name="Text_20_body">1.2 <text:span text:style-name="Strong_20_Emphasis">Tkinter</text:span></text:p>
      <text:list text:style-name="L2">
        <text:list-item>
          <text:p text:style-name="P4"><text:span text:style-name="Emphasis">Описание:</text:span> Tkinter — стандартная библиотека Python для создания графических интерфейсов.</text:p>
        </text:list-item>
        <text:list-item>
          <text:p text:style-name="P3"><text:span text:style-name="Emphasis">Зачем используется:</text:span> Предоставляет базовые элементы управления и легко интегрируется с Python.</text:p>
        </text:list-item>
      </text:list>
      <text:p text:style-name="Text_20_body">1.3 <text:span text:style-name="Strong_20_Emphasis">Дополнительные библиотеки для GUI (wxPython / PyQt / Kivy)</text:span></text:p>
      <text:list text:style-name="L3">
        <text:list-item>
          <text:p text:style-name="P6"><text:span text:style-name="Emphasis">Описание:</text:span> Дополнительные инструменты для создания более сложных и красочных элементов управления, расширяя возможности Tkinter.</text:p>
        </text:list-item>
        <text:list-item>
          <text:p text:style-name="P5"><text:span text:style-name="Emphasis">Зачем используется:</text:span> Предоставляют возможность создавать более разнообразные интерфейсы.</text:p>
        </text:list-item>
      </text:list>
      <text:p text:style-name="Text_20_body">1.4 <text:span text:style-name="Strong_20_Emphasis">IDE (Среда Разработки)</text:span></text:p>
      <text:list text:style-name="L4">
        <text:list-item>
          <text:p text:style-name="P8"><text:span text:style-name="Emphasis">Описание:</text:span> Среда, в которой пишется код.</text:p>
        </text:list-item>
        <text:list-item>
          <text:p text:style-name="P8"><text:span text:style-name="Emphasis">Примеры:</text:span> PyCharm, VSCode, Thonny.</text:p>
        </text:list-item>
        <text:list-item>
          <text:p text:style-name="P7"><text:span text:style-name="Emphasis">Зачем используется:</text:span> Удобство в написании, отладке и управлении проектом.</text:p>
        </text:list-item>
      </text:list>
      <text:p text:style-name="Text_20_body">1.5 <text:span text:style-name="Strong_20_Emphasis">Графический дизайнер (опционально)</text:span></text:p>
      <text:list text:style-name="L5">
        <text:list-item>
          <text:p text:style-name="P10"><text:span text:style-name="Emphasis">Описание:</text:span> Инструмент для создания GUI с визуальным интерфейсом, без написания кода.</text:p>
        </text:list-item>
        <text:list-item>
          <text:p text:style-name="P10"><text:span text:style-name="Emphasis">Примеры:</text:span> Glade, Qt Designer.</text:p>
        </text:list-item>
        <text:list-item>
          <text:p text:style-name="P9"><text:span text:style-name="Emphasis">Зачем используется:</text:span> Ускоряет процесс проектирования интерфейса.</text:p>
        </text:list-item>
      </text:list>
      <text:p text:style-name="Text_20_body">1.6 <text:span text:style-name="Strong_20_Emphasis">Управление зависимостями (pip/venv)</text:span></text:p>
      <text:list text:style-name="L6">
        <text:list-item>
          <text:p text:style-name="P12"><text:span text:style-name="Emphasis">Описание:</text:span> Инструменты для установки и управления сторонними библиотеками.</text:p>
        </text:list-item>
        <text:list-item>
          <text:p text:style-name="P11"><text:span text:style-name="Emphasis">Зачем используется:</text:span> Обеспечивает легкость установки и обновления библиотек.</text:p>
        </text:list-item>
      </text:list>
      <text:p text:style-name="Text_20_body"><text:span text:style-name="Strong_20_Emphasis">Глава 1.1: Программирование в Python</text:span></text:p>
      <text:list text:style-name="L7">
        <text:list-item>
          <text:p text:style-name="P13"><text:span text:style-name="Emphasis">Описание:</text:span> Python — интерпретируемый, высокоуровневый язык программирования, прост в освоении и эффективен в написании кода. Идеальный выбор для решения разнообразных задач.</text:p>
        </text:list-item>
      </text:list>
      <text:p text:style-name="Text_20_body"><text:span text:style-name="Strong_20_Emphasis">Глава 1.2: Библиотека customtkinter</text:span></text:p>
      <text:list text:style-name="L8">
        <text:list-item>
          <text:p text:style-name="P15"><text:span text:style-name="Emphasis">Описание:</text:span> Интегрированная библиотека, придающая приложению привлекательный и удобный в использовании вид.</text:p>
        </text:list-item>
        <text:list-item>
          <text:p text:style-name="P14"><text:soft-page-break/><text:span text:style-name="Emphasis">Воздействие:</text:span> Улучшение дизайна элементов управления, оптимизация размещения окон, сделали интерфейс более привлекательным.</text:p>
        </text:list-item>
      </text:list>
      <text:p text:style-name="Text_20_body"><text:span text:style-name="Strong_20_Emphasis">Глава 1.3: Библиотека matplotlib</text:span></text:p>
      <text:list text:style-name="L9">
        <text:list-item>
          <text:p text:style-name="P17"><text:span text:style-name="Emphasis">Описание:</text:span> Инструмент для создания привлекательных и информативных графиков.</text:p>
        </text:list-item>
        <text:list-item>
          <text:p text:style-name="P16"><text:span text:style-name="Emphasis">Воздействие:</text:span> Разнообразные графики, улучшение читаемости, обогащение визуализации данных.</text:p>
        </text:list-item>
      </text:list>
      <text:p text:style-name="Text_20_body"><text:span text:style-name="Strong_20_Emphasis">Глава 1.4: Библиотека Python Imaging Library (PIL)</text:span></text:p>
      <text:list text:style-name="L10">
        <text:list-item>
          <text:p text:style-name="P19"><text:span text:style-name="Emphasis">Описание:</text:span> Инструмент для сохранения визуализаций и графиков в изображения.</text:p>
        </text:list-item>
        <text:list-item>
          <text:p text:style-name="P18"><text:span text:style-name="Emphasis">Воздействие:</text:span> Легкость конвертации графических данных, управление изображениями, интеграция в другие проекты.</text:p>
        </text:list-item>
      </text:list>
      <text:p text:style-name="Text_20_body"><text:span text:style-name="Strong_20_Emphasis">Глава 2: Разработка Основных Функций</text:span></text:p>
      <text:p text:style-name="Text_20_body">При разработке ключевых функций нашего приложения, наш акцент был сосредоточен на создании эффективной и надежной реализации, направленной на обеспечение оптимального функционирования. Ниже представлены основные моменты, которые мы учли:</text:p>
      <text:list text:style-name="L11">
        <text:list-item>
          <text:p text:style-name="P20"><text:span text:style-name="Strong_20_Emphasis">Масштабируемость и Гибкость:</text:span></text:p>
          <text:list>
            <text:list-item>
              <text:p text:style-name="P21">Стремились создать функции, легко масштабируемые и адаптируемые к изменяющимся требованиям проекта.</text:p>
            </text:list-item>
            <text:list-item>
              <text:p text:style-name="P21">Гибкость функционала обеспечивает простое внедрение дополнительных возможностей и расширение функциональности в будущем.</text:p>
            </text:list-item>
          </text:list>
        </text:list-item>
        <text:list-item>
          <text:p text:style-name="P20"><text:span text:style-name="Strong_20_Emphasis">Обработка Исключений:</text:span></text:p>
          <text:list>
            <text:list-item>
              <text:p text:style-name="P21">Реализовали обработку возможных сценариев ошибок и исключений для более эффективного управления ошибками.</text:p>
            </text:list-item>
            <text:list-item>
              <text:p text:style-name="P21">Улучшили стабильность приложения и предоставили более информативные сообщения об ошибках для пользователей.</text:p>
            </text:list-item>
          </text:list>
        </text:list-item>
        <text:list-item>
          <text:p text:style-name="P20"><text:span text:style-name="Strong_20_Emphasis">Оптимизация Производительности:</text:span></text:p>
          <text:list>
            <text:list-item>
              <text:p text:style-name="P21">Стремились к оптимизации кода функций для обеспечения высокой производительности при выполнении основных задач.</text:p>
            </text:list-item>
            <text:list-item>
              <text:p text:style-name="P21">Использовали эффективные алгоритмы и структуры данных для ускорения обработки данных.</text:p>
            </text:list-item>
          </text:list>
        </text:list-item>
        <text:list-item>
          <text:p text:style-name="P20"><text:span text:style-name="Strong_20_Emphasis">Интерфейс для Пользователя:</text:span></text:p>
          <text:list>
            <text:list-item>
              <text:p text:style-name="P21">Создали понятный и удобный интерфейс для пользователя, предусмотрев ясные инструкции и обратную связь.</text:p>
            </text:list-item>
            <text:list-item>
              <text:p text:style-name="P21">Обеспечили легкость взаимодействия с основными функциями приложения.</text:p>
            </text:list-item>
          </text:list>
        </text:list-item>
        <text:list-item>
          <text:p text:style-name="P20"><text:span text:style-name="Strong_20_Emphasis">Тестирование и Отладка:</text:span></text:p>
          <text:list>
            <text:list-item>
              <text:p text:style-name="P21">Каждая основная функция прошла тщательное тестирование для выявления и устранения возможных ошибок.</text:p>
            </text:list-item>
            <text:list-item>
              <text:p text:style-name="P20"><text:soft-page-break/>Обеспечили стабильную работу приложения в различных сценариях использования.</text:p>
            </text:list-item>
          </text:list>
        </text:list-item>
      </text:list>
      <text:p text:style-name="Text_20_body">Эти усилия привели к тому, что основные функции нашего приложения стали надежными, производительными и удобными в использовании.</text:p>
      <text:p text:style-name="Text_20_body"><text:span text:style-name="Strong_20_Emphasis">Глава 2.1: Внедрение Функции Выбора Математической Функции</text:span></text:p>
      <text:p text:style-name="Text_20_body">Внедрение функции выбора математической функции стало ключевым элементом для улучшения пользовательского опыта. Ниже представлены аспекты, которые мы учли:</text:p>
      <text:list text:style-name="L12">
        <text:list-item>
          <text:p text:style-name="P22"><text:span text:style-name="Strong_20_Emphasis">Интерактивный Интерфейс:</text:span></text:p>
          <text:list>
            <text:list-item>
              <text:p text:style-name="P23">Разработали интерактивный интерфейс, который позволяет пользователям легко выбирать желаемую математическую функцию из предоставленного списка.</text:p>
            </text:list-item>
            <text:list-item>
              <text:p text:style-name="P23">Сделали процесс выбора простым и понятным, даже для пользователей без специальных знаний.</text:p>
            </text:list-item>
          </text:list>
        </text:list-item>
        <text:list-item>
          <text:p text:style-name="P22"><text:span text:style-name="Strong_20_Emphasis">Список Вариантов:</text:span></text:p>
          <text:list>
            <text:list-item>
              <text:p text:style-name="P23">Предоставили разнообразные варианты математических функций в списке для выбора пользователей.</text:p>
            </text:list-item>
            <text:list-item>
              <text:p text:style-name="P23">Обеспечили ясные описания каждой функции для более полного понимания.</text:p>
            </text:list-item>
          </text:list>
        </text:list-item>
        <text:list-item>
          <text:p text:style-name="P22"><text:span text:style-name="Strong_20_Emphasis">Динамическое Обновление:</text:span></text:p>
          <text:list>
            <text:list-item>
              <text:p text:style-name="P23">Реализовали динамическое обновление отображения в соответствии с выбранной математической функцией.</text:p>
            </text:list-item>
            <text:list-item>
              <text:p text:style-name="P23">Это позволяет пользователям мгновенно видеть изменения и эффекты каждой выбранной функции.</text:p>
            </text:list-item>
          </text:list>
        </text:list-item>
        <text:list-item>
          <text:p text:style-name="P22"><text:span text:style-name="Strong_20_Emphasis">Обработка Ввода:</text:span></text:p>
          <text:list>
            <text:list-item>
              <text:p text:style-name="P23">Добавили обработку возможных ошибок при вводе, чтобы предотвратить неправильный выбор функции.</text:p>
            </text:list-item>
            <text:list-item>
              <text:p text:style-name="P23">Обеспечили четкие инструкции и подсказки для помощи пользователям.</text:p>
            </text:list-item>
          </text:list>
        </text:list-item>
        <text:list-item>
          <text:p text:style-name="P22"><text:span text:style-name="Strong_20_Emphasis">Эргономика:</text:span></text:p>
          <text:list>
            <text:list-item>
              <text:p text:style-name="P23">Учли удобство использования, сделав функцию интуитивно понятной и приятной для использования.</text:p>
            </text:list-item>
            <text:list-item>
              <text:p text:style-name="P22">Добавили возможность сохранения выбранных функций для повторного использования.</text:p>
            </text:list-item>
          </text:list>
        </text:list-item>
      </text:list>
      <text:p text:style-name="Text_20_body">Эта функция не только добавляет разнообразие в использование приложения, но и делает его более интересным и адаптивным к различным потребностям пользователей.</text:p>
      <text:p text:style-name="Text_20_body"><text:span text:style-name="Strong_20_Emphasis">Глава 2.2: Добавление Функции Ввода Параметров</text:span></text:p>
      <text:p text:style-name="Text_20_body">Добавление функции ввода параметров предоставляет пользователям уникальную возможность настроить графики в соответствии с их индивидуальными требованиями. Ниже представлены ключевые аспекты этой функции:</text:p>
      <text:list text:style-name="L13">
        <text:list-item>
          <text:p text:style-name="P24"><text:span text:style-name="Strong_20_Emphasis">Интерфейс для Ввода:</text:span></text:p>
          <text:list>
            <text:list-item>
              <text:p text:style-name="P25"><text:soft-page-break/>Разработали четкий и удобный интерфейс для ввода параметров, обеспечивая текстовые поля или формы для числовых значений или коэффициентов.</text:p>
            </text:list-item>
            <text:list-item>
              <text:p text:style-name="P25">Это создает удобную платформу для пользователей вводить необходимые данные.</text:p>
            </text:list-item>
          </text:list>
        </text:list-item>
        <text:list-item>
          <text:p text:style-name="P24"><text:span text:style-name="Strong_20_Emphasis">Проверка на Валидность:</text:span></text:p>
          <text:list>
            <text:list-item>
              <text:p text:style-name="P25">Добавили проверку на валидность введенных данных для избежания ошибок и обеспечения корректности параметров.</text:p>
            </text:list-item>
            <text:list-item>
              <text:p text:style-name="P25">Предоставили информативные сообщения об ошибках для улучшения опыта ввода.</text:p>
            </text:list-item>
          </text:list>
        </text:list-item>
        <text:list-item>
          <text:p text:style-name="P24"><text:span text:style-name="Strong_20_Emphasis">Обработка Различных Типов Параметров:</text:span></text:p>
          <text:list>
            <text:list-item>
              <text:p text:style-name="P25">Учли возможность ввода различных типов параметров, таких как числа, координаты или другие значения.</text:p>
            </text:list-item>
            <text:list-item>
              <text:p text:style-name="P25">Это позволяет более гибко использовать приложение в соответствии с потребностями пользователей.</text:p>
            </text:list-item>
          </text:list>
        </text:list-item>
        <text:list-item>
          <text:p text:style-name="P24"><text:span text:style-name="Strong_20_Emphasis">Сохранение Введенных Параметров:</text:span></text:p>
          <text:list>
            <text:list-item>
              <text:p text:style-name="P25">Добавили функционал сохранения введенных параметров для последующего использования.</text:p>
            </text:list-item>
            <text:list-item>
              <text:p text:style-name="P25">Это особенно удобно при работе с несколькими графиками или при возвращении к предыдущим настройкам.</text:p>
            </text:list-item>
          </text:list>
        </text:list-item>
        <text:list-item>
          <text:p text:style-name="P24"><text:span text:style-name="Strong_20_Emphasis">Ясные Инструкции:</text:span></text:p>
          <text:list>
            <text:list-item>
              <text:p text:style-name="P25">Предоставили ясные инструкции и подсказки, чтобы пользователи понимали, как использовать функцию ввода параметров.</text:p>
            </text:list-item>
            <text:list-item>
              <text:p text:style-name="P24">Это помогает избежать недопониманий и улучшает общий пользовательский опыт.</text:p>
            </text:list-item>
          </text:list>
        </text:list-item>
      </text:list>
      <text:p text:style-name="Text_20_body">Эта функция придает нашему приложению уровень персонализации, что особенно важно для пользователей, желающих настроить графики в соответствии с их конкретными потребностями и данными.</text:p>
      <text:p text:style-name="Text_20_body"><text:span text:style-name="Strong_20_Emphasis">Глава 2: Разработка Основных Функций</text:span></text:p>
      <text:p text:style-name="Text_20_body">При разработке ключевых функций нашего приложения, наш акцент был сосредоточен на создании эффективной и надежной реализации, направленной на обеспечение оптимального функционирования. Ниже представлены основные моменты, которые мы учли:</text:p>
      <text:list text:style-name="L14">
        <text:list-item>
          <text:p text:style-name="P26"><text:span text:style-name="Strong_20_Emphasis">Масштабируемость и Гибкость:</text:span></text:p>
          <text:list>
            <text:list-item>
              <text:p text:style-name="P27">Стремились создать функции, легко масштабируемые и адаптируемые к изменяющимся требованиям проекта.</text:p>
            </text:list-item>
            <text:list-item>
              <text:p text:style-name="P27">Гибкость функционала обеспечивает простое внедрение дополнительных возможностей и расширение функциональности в будущем.</text:p>
            </text:list-item>
          </text:list>
        </text:list-item>
        <text:list-item>
          <text:p text:style-name="P26"><text:span text:style-name="Strong_20_Emphasis">Обработка Исключений:</text:span></text:p>
          <text:list>
            <text:list-item>
              <text:p text:style-name="P27">Реализовали обработку возможных сценариев ошибок и исключений для более эффективного управления ошибками.</text:p>
            </text:list-item>
            <text:list-item>
              <text:p text:style-name="P27"><text:soft-page-break/>Улучшили стабильность приложения и предоставили более информативные сообщения об ошибках для пользователей.</text:p>
            </text:list-item>
          </text:list>
        </text:list-item>
        <text:list-item>
          <text:p text:style-name="P26"><text:span text:style-name="Strong_20_Emphasis">Оптимизация Производительности:</text:span></text:p>
          <text:list>
            <text:list-item>
              <text:p text:style-name="P27">Стремились к оптимизации кода функций для обеспечения высокой производительности при выполнении основных задач.</text:p>
            </text:list-item>
            <text:list-item>
              <text:p text:style-name="P27">Использовали эффективные алгоритмы и структуры данных для ускорения обработки данных.</text:p>
            </text:list-item>
          </text:list>
        </text:list-item>
        <text:list-item>
          <text:p text:style-name="P26"><text:span text:style-name="Strong_20_Emphasis">Интерфейс для Пользователя:</text:span></text:p>
          <text:list>
            <text:list-item>
              <text:p text:style-name="P27">Создали понятный и удобный интерфейс для пользователя, предусмотрев ясные инструкции и обратную связь.</text:p>
            </text:list-item>
            <text:list-item>
              <text:p text:style-name="P27">Обеспечили легкость взаимодействия с основными функциями приложения.</text:p>
            </text:list-item>
          </text:list>
        </text:list-item>
        <text:list-item>
          <text:p text:style-name="P26"><text:span text:style-name="Strong_20_Emphasis">Тестирование и Отладка:</text:span></text:p>
          <text:list>
            <text:list-item>
              <text:p text:style-name="P27">Каждая основная функция прошла тщательное тестирование для выявления и устранения возможных ошибок.</text:p>
            </text:list-item>
            <text:list-item>
              <text:p text:style-name="P26">Обеспечили стабильную работу приложения в различных сценариях использования.</text:p>
            </text:list-item>
          </text:list>
        </text:list-item>
      </text:list>
      <text:p text:style-name="Text_20_body">Эти усилия привели к тому, что основные функции нашего приложения стали надежными, производительными и удобными в использовании.</text:p>
      <text:p text:style-name="Text_20_body"><text:span text:style-name="Strong_20_Emphasis">Глава 2.1: Внедрение Функции Выбора Математической Функции</text:span></text:p>
      <text:p text:style-name="Text_20_body">Внедрение функции выбора математической функции стало ключевым элементом для улучшения пользовательского опыта. Ниже представлены аспекты, которые мы учли:</text:p>
      <text:list text:style-name="L15">
        <text:list-item>
          <text:p text:style-name="P28"><text:span text:style-name="Strong_20_Emphasis">Интерактивный Интерфейс:</text:span></text:p>
          <text:list>
            <text:list-item>
              <text:p text:style-name="P29">Разработали интерактивный интерфейс, который позволяет пользователям легко выбирать желаемую математическую функцию из предоставленного списка.</text:p>
            </text:list-item>
            <text:list-item>
              <text:p text:style-name="P29">Сделали процесс выбора простым и понятным, даже для пользователей без специальных знаний.</text:p>
            </text:list-item>
          </text:list>
        </text:list-item>
        <text:list-item>
          <text:p text:style-name="P28"><text:span text:style-name="Strong_20_Emphasis">Список Вариантов:</text:span></text:p>
          <text:list>
            <text:list-item>
              <text:p text:style-name="P29">Предоставили разнообразные варианты математических функций в списке для выбора пользователей.</text:p>
            </text:list-item>
            <text:list-item>
              <text:p text:style-name="P29">Обеспечили ясные описания каждой функции для более полного понимания.</text:p>
            </text:list-item>
          </text:list>
        </text:list-item>
        <text:list-item>
          <text:p text:style-name="P28"><text:span text:style-name="Strong_20_Emphasis">Динамическое Обновление:</text:span></text:p>
          <text:list>
            <text:list-item>
              <text:p text:style-name="P29">Реализовали динамическое обновление отображения в соответствии с выбранной математической функцией.</text:p>
            </text:list-item>
            <text:list-item>
              <text:p text:style-name="P29">Это позволяет пользователям мгновенно видеть изменения и эффекты каждой выбранной функции.</text:p>
            </text:list-item>
          </text:list>
        </text:list-item>
        <text:list-item>
          <text:p text:style-name="P28"><text:span text:style-name="Strong_20_Emphasis">Обработка Ввода:</text:span></text:p>
          <text:list>
            <text:list-item>
              <text:p text:style-name="P29">Добавили обработку возможных ошибок при вводе, чтобы предотвратить неправильный выбор функции.</text:p>
            </text:list-item>
            <text:list-item>
              <text:p text:style-name="P29"><text:soft-page-break/>Обеспечили четкие инструкции и подсказки для помощи пользователям.</text:p>
            </text:list-item>
          </text:list>
        </text:list-item>
        <text:list-item>
          <text:p text:style-name="P28"><text:span text:style-name="Strong_20_Emphasis">Эргономика:</text:span></text:p>
          <text:list>
            <text:list-item>
              <text:p text:style-name="P29">Учли удобство использования, сделав функцию интуитивно понятной и приятной для использования.</text:p>
            </text:list-item>
            <text:list-item>
              <text:p text:style-name="P28">Добавили возможность сохранения выбранных функций для повторного использования.</text:p>
            </text:list-item>
          </text:list>
        </text:list-item>
      </text:list>
      <text:p text:style-name="Text_20_body">Эта функция не только добавляет разнообразие в использование приложения, но и делает его более интересным и адаптивным к различным потребностям пользователей.</text:p>
      <text:p text:style-name="Text_20_body"><text:span text:style-name="Strong_20_Emphasis">Глава 2.2: Добавление Функции Ввода Параметров</text:span></text:p>
      <text:p text:style-name="Text_20_body">Добавление функции ввода параметров предоставляет пользователям уникальную возможность настроить графики в соответствии с их индивидуальными требованиями. Ниже представлены ключевые аспекты этой функции:</text:p>
      <text:list text:style-name="L16">
        <text:list-item>
          <text:p text:style-name="P30"><text:span text:style-name="Strong_20_Emphasis">Интерфейс для Ввода:</text:span></text:p>
          <text:list>
            <text:list-item>
              <text:p text:style-name="P31">Разработали четкий и удобный интерфейс для ввода параметров, обеспечивая текстовые поля или формы для числовых значений или коэффициентов.</text:p>
            </text:list-item>
            <text:list-item>
              <text:p text:style-name="P31">Это создает удобную платформу для пользователей вводить необходимые данные.</text:p>
            </text:list-item>
          </text:list>
        </text:list-item>
        <text:list-item>
          <text:p text:style-name="P30"><text:span text:style-name="Strong_20_Emphasis">Проверка на Валидность:</text:span></text:p>
          <text:list>
            <text:list-item>
              <text:p text:style-name="P31">Добавили проверку на валидность введенных данных для избежания ошибок и обеспечения корректности параметров.</text:p>
            </text:list-item>
            <text:list-item>
              <text:p text:style-name="P31">Предоставили информативные сообщения об ошибках для улучшения опыта ввода.</text:p>
            </text:list-item>
          </text:list>
        </text:list-item>
        <text:list-item>
          <text:p text:style-name="P30"><text:span text:style-name="Strong_20_Emphasis">Обработка Различных Типов Параметров:</text:span></text:p>
          <text:list>
            <text:list-item>
              <text:p text:style-name="P31">Учли возможность ввода различных типов параметров, таких как числа, координаты или другие значения.</text:p>
            </text:list-item>
            <text:list-item>
              <text:p text:style-name="P31">Это позволяет более гибко использовать приложение в соответствии с потребностями пользователей.</text:p>
            </text:list-item>
          </text:list>
        </text:list-item>
        <text:list-item>
          <text:p text:style-name="P30"><text:span text:style-name="Strong_20_Emphasis">Сохранение Введенных Параметров:</text:span></text:p>
          <text:list>
            <text:list-item>
              <text:p text:style-name="P31">Добавили функционал сохранения введенных параметров для последующего использования.</text:p>
            </text:list-item>
            <text:list-item>
              <text:p text:style-name="P31">Это особенно удобно при работе с несколькими графиками или при возвращении к предыдущим настройкам.</text:p>
            </text:list-item>
          </text:list>
        </text:list-item>
        <text:list-item>
          <text:p text:style-name="P30"><text:span text:style-name="Strong_20_Emphasis">Ясные Инструкции:</text:span></text:p>
          <text:list>
            <text:list-item>
              <text:p text:style-name="P31">Предоставили ясные инструкции и подсказки, чтобы пользователи понимали, как использовать функцию ввода параметров.</text:p>
            </text:list-item>
            <text:list-item>
              <text:p text:style-name="P30">Это помогает избежать недопониманий и улучшает общий пользовательский опыт.</text:p>
            </text:list-item>
          </text:list>
        </text:list-item>
      </text:list>
      <text:p text:style-name="Text_20_body">Эта функция придает нашему приложению уровень персонализации, что особенно важно для пользователей, желающих настроить графики в соответствии с их конкретными потребностями и данными.</text:p>
      <text:p text:style-name="Text_20_body"><text:soft-page-break/><text:span text:style-name="Strong_20_Emphasis">Глава 2.3: Интеграция Возможности Выбора Темы</text:span></text:p>
      <text:p text:style-name="Text_20_body">Интеграция возможности выбора темы — светлой или темной — представляет собой отличный шаг в сторону персонализации пользовательского опыта. Мы уделили внимание не только эстетике, но и комфорту восприятия, обеспечивая гибкость в использовании приложения. Вот некоторые детали, которые мы реализовали:</text:p>
      <text:list text:style-name="L17">
        <text:list-item>
          <text:p text:style-name="P32"><text:span text:style-name="Strong_20_Emphasis">Пользовательская Схема Цветов:</text:span></text:p>
          <text:list>
            <text:list-item>
              <text:p text:style-name="P33">Разработали две пользовательские цветовые схемы — светлую и темную, позволяя пользователям выбирать стиль, соответствующий их визуальным предпочтениям и условиям освещения.</text:p>
            </text:list-item>
            <text:list-item>
              <text:p text:style-name="P33">Обеспечили возможность переключения между темами для лучшего комфорта в различных сценариях использования.</text:p>
            </text:list-item>
          </text:list>
        </text:list-item>
        <text:list-item>
          <text:p text:style-name="P32"><text:span text:style-name="Strong_20_Emphasis">Простой Интерфейс Переключения:</text:span></text:p>
          <text:list>
            <text:list-item>
              <text:p text:style-name="P33">Создали простой интерфейс для переключения между темной и светлой темой, такой как кнопка, переключатель или другой интуитивный элемент.</text:p>
            </text:list-item>
            <text:list-item>
              <text:p text:style-name="P33">Обеспечили удобство пользователей в изменении цветовой схемы в соответствии с их предпочтениями.</text:p>
            </text:list-item>
          </text:list>
        </text:list-item>
        <text:list-item>
          <text:p text:style-name="P32"><text:span text:style-name="Strong_20_Emphasis">Автоматическое Сохранение Настроек:</text:span></text:p>
          <text:list>
            <text:list-item>
              <text:p text:style-name="P33">Добавили функцию автоматического сохранения выбранной темы, предотвращая потерю настроек при перезапуске приложения.</text:p>
            </text:list-item>
            <text:list-item>
              <text:p text:style-name="P33">Обеспечили более непрерывный и удобный пользовательский опыт.</text:p>
            </text:list-item>
          </text:list>
        </text:list-item>
        <text:list-item>
          <text:p text:style-name="P32"><text:span text:style-name="Strong_20_Emphasis">Оптимизация Чтения:</text:span></text:p>
          <text:list>
            <text:list-item>
              <text:p text:style-name="P33">Учли особенности чтения на светлой и темной темах, подбирая соответствующие цвета для текста и фона.</text:p>
            </text:list-item>
            <text:list-item>
              <text:p text:style-name="P33">Обеспечили оптимальный комфорт восприятия контента в зависимости от выбора пользователя.</text:p>
            </text:list-item>
          </text:list>
        </text:list-item>
        <text:list-item>
          <text:p text:style-name="P32"><text:span text:style-name="Strong_20_Emphasis">Гармоничный Дизайн:</text:span></text:p>
          <text:list>
            <text:list-item>
              <text:p text:style-name="P33">Убедились, что оба варианта тем имеют гармоничный дизайн, который сохраняет читаемость и эстетику приложения.</text:p>
            </text:list-item>
            <text:list-item>
              <text:p text:style-name="P32">Обеспечили единообразие и приятное визуальное восприятие в любой выбранной теме.</text:p>
            </text:list-item>
          </text:list>
        </text:list-item>
      </text:list>
      <text:p text:style-name="Text_20_body">Таким образом, функция выбора темы предоставляет пользователям дополнительный уровень персонализации, сделав приложение более удовлетворительным и адаптированным к их предпочтениям.</text:p>
      <text:p text:style-name="Text_20_body"><text:span text:style-name="Strong_20_Emphasis">Глава 2.4: Интеграция Функции Отображения Графика</text:span></text:p>
      <text:p text:style-name="Text_20_body">Интеграция функции отображения графика через простой процесс нажатия кнопки "Submit" предоставляет пользователям максимальную простоту в получении результатов. Мы уделили внимание удобству использования и ясности этого процесса. Вот как мы реализовали данную функцию:</text:p>
      <text:list text:style-name="L18">
        <text:list-item>
          <text:p text:style-name="P34"><text:soft-page-break/><text:span text:style-name="Strong_20_Emphasis">Интуитивный Интерфейс:</text:span></text:p>
          <text:list>
            <text:list-item>
              <text:p text:style-name="P35">Создали интуитивно понятный интерфейс, где пользователи после выбора функции и ввода параметров могут легко обнаружить кнопку "Submit".</text:p>
            </text:list-item>
            <text:list-item>
              <text:p text:style-name="P35">Ясные и понятные шаги упрощают процесс для пользователей.</text:p>
            </text:list-item>
          </text:list>
        </text:list-item>
        <text:list-item>
          <text:p text:style-name="P34"><text:span text:style-name="Strong_20_Emphasis">Мгновенное Отображение:</text:span></text:p>
          <text:list>
            <text:list-item>
              <text:p text:style-name="P35">Организовали мгновенное отображение графика после нажатия кнопки "Submit", создавая немедленную обратную связь и позволяя пользователям видеть результаты своей работы.</text:p>
            </text:list-item>
          </text:list>
        </text:list-item>
        <text:list-item>
          <text:p text:style-name="P34"><text:span text:style-name="Strong_20_Emphasis">Гибкость Визуализации:</text:span></text:p>
          <text:list>
            <text:list-item>
              <text:p text:style-name="P35">Разработали гибкую систему визуализации, которая автоматически адаптируется к выбранным параметрам и функции.</text:p>
            </text:list-item>
            <text:list-item>
              <text:p text:style-name="P35">Это обеспечивает точное и понятное представление данных, делая процесс визуализации более удобным.</text:p>
            </text:list-item>
          </text:list>
        </text:list-item>
        <text:list-item>
          <text:p text:style-name="P34"><text:span text:style-name="Strong_20_Emphasis">Возможность Изменения:</text:span></text:p>
          <text:list>
            <text:list-item>
              <text:p text:style-name="P35">Добавили возможность легко изменять параметры и функции, не выходя из режима отображения графика.</text:p>
            </text:list-item>
            <text:list-item>
              <text:p text:style-name="P35">Это позволяет пользователям экспериментировать с различными вариантами, не перегружая процесс.</text:p>
            </text:list-item>
          </text:list>
        </text:list-item>
        <text:list-item>
          <text:p text:style-name="P34"><text:span text:style-name="Strong_20_Emphasis">Экспорт Результатов:</text:span></text:p>
          <text:list>
            <text:list-item>
              <text:p text:style-name="P35">Предоставили функцию экспорта или сохранения графика, чтобы пользователи могли легко поделиться результатами или использовать их в других контекстах.</text:p>
            </text:list-item>
            <text:list-item>
              <text:p text:style-name="P34">Обеспечили пользователей возможность максимально использовать созданные графики в соответствии с их потребностями.</text:p>
            </text:list-item>
          </text:list>
        </text:list-item>
      </text:list>
      <text:p text:style-name="Text_20_body">Эта функция делает процесс визуализации данных интуитивным и быстрым, обеспечивая пользователям максимальное удовлетворение от использования приложения.</text:p>
      <text:p text:style-name="Text_20_body"><text:span text:style-name="Strong_20_Emphasis">Глава 2.5: Добавление Функции Сохранения Графика в Файл</text:span></text:p>
      <text:p text:style-name="Text_20_body">Добавление функции сохранения графика в файл приложению придает дополнительное удобство и функциональность. Мы учли различные аспекты, чтобы сделать этот процесс максимально интуитивным и полезным для пользователя. Вот некоторые детали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8T21:30:35.194000000</meta:creation-date>
    <dc:date>2024-01-28T22:30:43.165000000</dc:date>
    <meta:editing-duration>PT1H9S</meta:editing-duration>
    <meta:editing-cycles>1</meta:editing-cycles>
    <meta:document-statistic meta:table-count="0" meta:image-count="0" meta:object-count="0" meta:page-count="8" meta:paragraph-count="177" meta:word-count="1860" meta:character-count="14877" meta:non-whitespace-character-count="13328"/>
    <meta:generator>LibreOffice/7.6.4.1$Windows_X86_64 LibreOffice_project/e19e193f88cd6c0525a17fb7a176ed8e6a3e2aa1</meta:generator>
  </office:meta>
</office:document-meta>
</file>